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ules: Multimedia, Telephone, Car Camera, GPS, OBDII, System settings</text:p>
      <text:p text:style-name="Standard"><text:tab/><text:tab/><text:tab/><text:tab/><text:tab/><text:tab/></text:p>
      <text:p text:style-name="Standard">Car camera:</text:p>
      <text:p text:style-name="Standard"><text:tab/>4 icons: Rear, Front, Left, Right</text:p>
      <text:p text:style-name="Standard"><text:tab/>1 icon: layout: a) all 4 cameras in one window, b) rear camera only</text:p>
      <text:p text:style-name="Standard"><text:tab/>1 toggle button: record whatever the active camera is, in layout a) all 4 cameras are active</text:p>
      <text:p text:style-name="Standard"><text:tab/>auto: image settings (contrast, brightness)</text:p>
      <text:p text:style-name="Standard"/>
      <text:p text:style-name="Standard">Telephone:</text:p>
      <text:p text:style-name="Standard"><text:tab/>Redesign</text:p>
      <text:p text:style-name="Standard"/>
      <text:p text:style-name="Standard">Multimedia:</text:p>
      <text:p text:style-name="Standard"><text:tab/>Media controls:</text:p>
      <text:p text:style-name="Standard"><text:tab/><text:tab/>a button to display / hide group of buttons (to un-clutter media function buttons)</text:p>
      <text:p text:style-name="Standard"><text:tab/><text:tab/>FM Radio: </text:p>
      <text:p text:style-name="Standard"><text:tab/><text:tab/><text:tab/>A: zapping, scan back/scan forward, step back/forward, playlist previous/next</text:p>
      <text:p text:style-name="Standard"><text:tab/><text:tab/><text:tab/>B: record, speeddial back/next</text:p>
      <text:p text:style-name="Standard"><text:tab/><text:tab/>TV:</text:p>
      <text:p text:style-name="Standard"><text:tab/><text:tab/><text:tab/>A: zapping, speeddial next/previous, playlist previous/next</text:p>
      <text:p text:style-name="Standard"><text:tab/><text:tab/><text:tab/>B: record</text:p>
      <text:p text:style-name="Standard"><text:tab/><text:tab/>Internal, USB:</text:p>
      <text:p text:style-name="Standard"><text:tab/><text:tab/><text:tab/>A: zapping, play/pause, next/previous track/chapter, speedial next/previous, eject </text:p>
      <text:p text:style-name="Standard"><text:tab/><text:tab/><text:tab/>B: forward/reverse (continuous press increases step), shuffle, repeat</text:p>
      <text:p text:style-name="Standard"><text:tab/><text:tab/>Audio:</text:p>
      <text:p text:style-name="Standard"><text:tab/><text:tab/><text:tab/>Automatic assignment of tracks to speeddial buttons</text:p>
      <text:p text:style-name="Standard"><text:tab/><text:tab/><text:tab/>A: zapping, play/pause, next/previous track/chapter, eject</text:p>
      <text:p text:style-name="Standard"><text:tab/><text:tab/><text:tab/>B: forward/reverse (continuous press increases step), shuffle, repeat</text:p>
      <text:p text:style-name="Standard"><text:tab/><text:tab/>Dvd:</text:p>
      <text:p text:style-name="Standard"><text:tab/><text:tab/><text:tab/>Automatic assignment of tracks to speeddial buttons</text:p>
      <text:p text:style-name="Standard"><text:tab/><text:tab/><text:tab/>A: zapping, play/pause, next/previous track/chapter, eject</text:p>
      <text:p text:style-name="Standard"><text:tab/><text:tab/><text:tab/>B: forward/reverse (continuous press increases step), menu, repeat</text:p>
      <text:p text:style-name="Standard"><text:tab/>Playlists: </text:p>
      <text:p text:style-name="Standard"><text:tab/><text:tab/>Playlists are saved in a special purpose internal folder, per device. </text:p>
      <text:p text:style-name="Standard"><text:tab/><text:tab/>Future feature: synchronize the internal playlists folder with external device e.g. USB</text:p>
      <text:p text:style-name="Standard"><text:tab/><text:tab/>Playlist button in top row buttons to display saved playlists, and select which one to play.</text:p>
      <text:p text:style-name="Standard"><text:tab/><text:tab/>Playlist panel has two columns:</text:p>
      <text:p text:style-name="Standard"><text:tab/><text:tab/><text:tab/>Playlist list</text:p>
      <text:p text:style-name="Standard"><text:tab/><text:tab/><text:tab/>Selected playlist contents</text:p>
      <text:p text:style-name="Standard"><text:tab/><text:tab/>User drags and drops track from “playing now” list to currently selected playlist in the playlists panel.</text:p>
      <text:p text:style-name="Standard"><text:tab/>Speedials:</text:p>
      <text:p text:style-name="Standard"><text:tab/><text:tab/>2 buttons / modes: A) driver speeddials, B) passenger speeddials</text:p>
      <text:p text:style-name="Standard"><text:tab/>Devices:</text:p>
      <text:p text:style-name="Standard"><text:tab/><text:tab/>FM Radio</text:p>
      <text:p text:style-name="Standard"><text:tab/><text:tab/><text:tab/>Rename Playlist button to “Stations” (or display icon)</text:p>
      <text:p text:style-name="Standard"><text:tab/><text:tab/>TV</text:p>
      <text:p text:style-name="Standard"><text:tab/><text:tab/>Internal</text:p>
      <text:p text:style-name="Standard"><text:tab/><text:tab/>USB (dynamic)</text:p>
      <text:p text:style-name="Standard"><text:soft-page-break/><text:tab/><text:tab/>Audio (dynamic)</text:p>
      <text:p text:style-name="Standard"><text:tab/><text:tab/>DVD (dynamic)</text:p>
      <text:p text:style-name="Standard"><text:tab/><text:tab/></text:p>
      <text:p text:style-name="Standard"/>
      <text:p text:style-name="Standard">System Settings:</text:p>
      <text:p text:style-name="Standard"><text:tab/>Car Camera:</text:p>
      <text:p text:style-name="Standard"><text:tab/><text:tab/>camera assignments (device path)</text:p>
      <text:p text:style-name="Standard"><text:tab/><text:tab/>switch to rear camera when car in parking mode</text:p>
      <text:p text:style-name="Standard"><text:tab/><text:tab/>on obd sudden break :</text:p>
      <text:p text:style-name="Standard"><text:tab/><text:tab/><text:tab/>activate recording on all cameras</text:p>
      <text:p text:style-name="Standard"><text:tab/><text:tab/><text:tab/>mute/stop all mutlimedia</text:p>
      <text:p text:style-name="Standard"/>
      <text:p text:style-name="Standard"/>
      <text:p text:style-name="Standard"/>
      <text:p text:style-name="Standard"/>
      <text:p text:style-name="Standard"/>
      <text:p text:style-name="Standard">Media display</text:p>
      <text:p text:style-name="Standard">Sound Control</text:p>
      <text:p text:style-name="Standard">Media controls</text:p>
      <text:p text:style-name="Standard">Custom controls</text:p>
      <text:p text:style-name="Standard">Media list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s </meta:initial-creator>
    <meta:creation-date>2012-12-09T12:16:35</meta:creation-date>
    <dc:date>2013-01-02T21:40:35</dc:date>
    <dc:creator>antonis </dc:creator>
    <meta:editing-duration>PT2H22M51S</meta:editing-duration>
    <meta:editing-cycles>26</meta:editing-cycles>
    <meta:generator>LibreOffice/3.5$Linux_x86 LibreOffice_project/350m1$Build-2</meta:generator>
    <meta:document-statistic meta:table-count="0" meta:image-count="0" meta:object-count="0" meta:page-count="2" meta:paragraph-count="60" meta:word-count="295" meta:character-count="2150" meta:non-whitespace-character-count="1798"/>
  </office:meta>
</office:document-meta>
</file>